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661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06pt solid #000000"/>
    </style:style>
    <style:style style:name="ce2" style:family="table-cell" style:parent-style-name="Default">
      <style:table-cell-properties fo:background-color="#ffffff" fo:wrap-option="wrap" fo:border="0.06pt solid #000000"/>
    </style:style>
    <style:style style:name="ce3" style:family="table-cell" style:parent-style-name="Default">
      <style:table-cell-properties fo:background-color="#ff3333" fo:wrap-option="wrap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99ffcc" fo:wrap-option="wrap" fo:border="0.06pt solid #000000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REFA </text:p>
          </table:table-cell>
          <table:table-cell table:style-name="ce6" office:value-type="string" calcext:value-type="string">
            <text:p>CONCLUIDO (S/N)</text:p>
          </table:table-cell>
          <table:table-cell table:style-name="ce6" office:value-type="string" calcext:value-type="string">
            <text:p>COMENTÁRIOS</text:p>
          </table:table-cell>
        </table:table-row>
        <table:table-row table:style-name="ro2">
          <table:table-cell table:style-name="ce2" office:value-type="string" calcext:value-type="string">
            <text:p>Decidir o Escopo do problema <text:s/>(o que atacar e <text:s/>como pretentemos ataca-lo)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efinimos q o ponto focal do projeto será atacar os falsos positivos e limitações do hardware da verify, com relação ao sensores.</text:p>
          </table:table-cell>
        </table:table-row>
        <table:table-row table:style-name="ro3">
          <table:table-cell table:style-name="ce2" office:value-type="string" calcext:value-type="string">
            <text:p>Refazer a visão e os epicos baseados no problema que temos.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eitos e no docs.</text:p>
          </table:table-cell>
        </table:table-row>
        <table:table-row table:style-name="ro2">
          <table:table-cell table:style-name="ce2" office:value-type="string" calcext:value-type="string">
            <text:p>Fazer o review da semana com relação ao produto.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Decidimos optar pelo seguimento de fazer um hardware mais robusto e efetivo. Feitos pelos hackers/designers Isabelly/Lucas.</text:p>
          </table:table-cell>
        </table:table-row>
        <table:table-row table:style-name="ro4">
          <table:table-cell table:style-name="ce2" office:value-type="string" calcext:value-type="string">
            <text:p>Retrospectiva do processo.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Vimos que nos ultimos dias foram mais produtivos apos a vinda de renato e o aprendizado de scrum, ficou mais claro o que deveriamos fazer, pois na pesquisa de campo não surgiram muitas possibilidades; E conseguimos converger para uma solução, porém ainda precisamos analisar as possibilidades de sensores para o mocup</text:p>
          </table:table-cell>
        </table:table-row>
        <table:table-row table:style-name="ro5">
          <table:table-cell table:style-name="ce3" office:value-type="string" calcext:value-type="string">
            <text:p>Estabelecer metas para a reunião de segunda.</text:p>
          </table:table-cell>
          <table:table-cell table:style-name="ce7" office:value-type="string" calcext:value-type="string">
            <text:p>N</text:p>
          </table:table-cell>
          <table:table-cell table:style-name="ce7"/>
        </table:table-row>
        <table:table-row table:style-name="ro3">
          <table:table-cell table:style-name="ce2" office:value-type="string" calcext:value-type="string">
            <text:p>Pesquisar manual de instalação/especificação do hardware da risco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chado pela nossa hacker Andréa.</text:p>
          </table:table-cell>
        </table:table-row>
        <table:table-row table:style-name="ro2">
          <table:table-cell table:style-name="ce2" office:value-type="string" calcext:value-type="string">
            <text:p>Pesquisar possiveis sensores a serem utilizados e novas tecnologia de detecção humana.</text:p>
          </table:table-cell>
          <table:table-cell table:style-name="ce8" office:value-type="string" calcext:value-type="string">
            <text:p>S</text:p>
          </table:table-cell>
          <table:table-cell table:style-name="ce7" office:value-type="string" calcext:value-type="string">
            <text:p>Foi acordado que usariamos sensores Infravermelho/Ultrassonico. Nosso hacker renato arrasou.</text:p>
          </table:table-cell>
        </table:table-row>
        <table:table-row table:style-name="ro5">
          <table:table-cell table:style-name="ce4" office:value-type="string" calcext:value-type="string">
            <text:p>Concluir a instalação do kit da Verify Brasil.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ão conseguimos nem abrir... Mas é a vida.</text:p>
          </table:table-cell>
        </table:table-row>
        <table:table-row table:style-name="ro5"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Legendas: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ermelho (é a cor mais quente) – priorida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marelo – pode-de se deixar pra a proxima iteração, mas se puder fazer logo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zul – questionavel, não decidido ainda como/se faremo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erde – easy mode</text:p>
          </table:table-cell>
          <table:table-cell table:number-columns-repeated="2"/>
        </table:table-row>
        <table:table-row table:style-name="ro5">
          <table:table-cell table:style-name="Default" office:value-type="string" calcext:value-type="string">
            <text:p>Branco – Done.</text:p>
          </table:table-cell>
          <table:table-cell table:number-columns-repeated="2"/>
        </table:table-row>
        <table:table-row table:style-name="ro5" table:number-rows-repeated="3">
          <table:table-cell table:style-name="Default"/>
          <table:table-cell table:number-columns-repeated="2"/>
        </table:table-row>
        <table:table-row table:style-name="ro5" table:number-rows-repeated="5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3:49:07.205133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08:53:02.235700597</meta:creation-date>
    <dc:date>2016-01-08T15:09:28.801495776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32" meta:object-count="0"/>
  </office:meta>
</office:document-meta>
</file>